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nection.setConsumes( Consumes consu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eServiceAssemblyDescriptorMojo.getReparsedDependenc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nection.getProvi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eServiceAssemblyDescriptorMojo.getConnec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enerateServiceAssemblyDescriptorMojo.generateJbiDescriptor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Connection.setProvides( Provides provid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nection.getConsu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ateServiceAssemblyDescriptorMojo.execu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GenerateServiceAssemblyDescriptorMojo.getComponentName( MavenProject project , Set artifacts , Artifact suArtifac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GenerateServiceAssemblyDescriptorMojo.parseConnectionsXml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">
            <text:p text:style-name="Table_20_Contents">5</text:p>
          </table:table-cell>
          <table:table-cell office:value-type="float" office:value="56">
            <text:p text:style-name="Table_20_Contents">56</text:p>
          </table:table-cell>
        </table:table-row>
        <table:table-row>
          <table:table-cell office:value-type="string">
            <text:p text:style-name="Table_20_Contents">GenerateServiceAssemblyDescriptorMojo.reorderServiceUnits( List serviceUnit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30">
            <text:p text:style-name="Table_20_Contents">3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